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rko Nasato</meta:initial-creator>
    <meta:creation-date>2008-07-12T15:03:17</meta:creation-date>
    <dc:creator>Simon Braconnier</dc:creator>
    <dc:date>2017-07-06T09:53:38.07</dc:date>
    <meta:editing-cycles>2</meta:editing-cycles>
    <meta:editing-duration>PT36S</meta:editing-duration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